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9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2">
          <table:table-cell office:value-type="string">
            <text:p>Quantity:</text:p>
          </table:table-cell>
          <table:table-cell office:value-type="string">
            <text:p>Reference ID:</text:p>
          </table:table-cell>
          <table:table-cell office:value-type="string">
            <text:p>Digikey Part: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WM18586-ND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24</text:p>
          </table:table-cell>
          <table:table-cell office:value-type="string">
            <text:p>P5850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OSTOQ055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1-2</text:p>
          </table:table-cell>
          <table:table-cell office:value-type="string">
            <text:p>P20KGCT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SAM1146-12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SAM1146-15-N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16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t Morton</meta:initial-creator>
    <meta:creation-date>2012-06-12T15:40:15.43</meta:creation-date>
    <dc:date>2012-06-12T16:24:55.01</dc:date>
    <dc:creator>Kit Morton</dc:creator>
    <meta:editing-duration>PT3M57S</meta:editing-duration>
    <meta:editing-cycles>2</meta:editing-cycles>
    <meta:generator>OpenOffice.org/3.3$Win32 OpenOffice.org_project/330m20$Build-9567</meta:generator>
    <meta:document-statistic meta:table-count="3" meta:cell-count="21" meta:object-count="0"/>
  </office:meta>
</office:document-meta>
</file>